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after the equipment shack, the #lunedaMap shows up for some reason...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pools” in the kaprika speech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 when you linger on the map for a while, it'll just... go back to the planet... which doesn't make sense, considering I deleted that entire div</text:p>
            </text:list-item>
            <text:list-item>
              <text:p text:style-name="P3">Sometimes, when I click the return to ship button, it shows the $('#skip') butt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1T13:22:03.73</dc:date>
    <meta:editing-duration>P8DT5H19M14S</meta:editing-duration>
    <meta:editing-cycles>38</meta:editing-cycles>
    <meta:generator>OpenOffice/4.1.1$Win32 OpenOffice.org_project/411m6$Build-9775</meta:generator>
    <meta:document-statistic meta:table-count="0" meta:image-count="0" meta:object-count="0" meta:page-count="1" meta:paragraph-count="34" meta:word-count="365" meta:character-count="1945"/>
  </office:meta>
</office:document-meta>
</file>